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2.701cm"/>
    </style:style>
    <style:style style:name="Tabela4.B" style:family="table-column">
      <style:table-column-properties style:column-width="14.298cm"/>
    </style:style>
    <style:style style:name="Tabela4.A1" style:family="table-cell">
      <style:table-cell-properties style:vertical-align="middle" fo:background-color="transparent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ela4.B1.1" style:family="table-column">
      <style:table-column-properties style:column-width="10.714cm"/>
    </style:style>
    <style:style style:name="Tabela4.B1.2" style:family="table-column">
      <style:table-column-properties style:column-width="3.584cm"/>
    </style:style>
    <style:style style:name="Tabela4.B1.1.1.1" style:family="table-row">
      <style:table-row-properties style:min-row-height="0.584cm"/>
    </style:style>
    <style:style style:name="Tabela4.B1.1.1.1.1" style:family="table-cell">
      <style:table-cell-properties style:vertical-align="middle" fo:padding="0cm" fo:border-left="none" fo:border-right="none" fo:border-top="0.002cm solid #000000" fo:border-bottom="none"/>
    </style:style>
    <style:style style:name="Tabela4.B1.1.1.2" style:family="table-row">
      <style:table-row-properties style:min-row-height="0.61cm"/>
    </style:style>
    <style:style style:name="Tabela4.B1.1.1.1.2" style:family="table-cell">
      <style:table-cell-properties style:vertical-align="middle" fo:padding="0cm" fo:border="none"/>
    </style:style>
    <style:style style:name="Tabela4.B1.2.1" style:family="table-cell">
      <style:table-cell-properties style:vertical-align="middle" fo:padding="0cm" fo:border-left="none" fo:border-right="0.002cm solid #000000" fo:border-top="0.002cm solid #000000" fo:border-bottom="none"/>
    </style:style>
    <style:style style:name="Tabela4.B1.1.2" style:family="table-cell">
      <style:table-cell-properties style:vertical-align="middle" fo:padding="0cm" fo:border-left="none" fo:border-right="0.002cm solid #000000" fo:border-top="none" fo:border-bottom="0.002cm solid #000000"/>
    </style:style>
    <style:style style:name="Tabela5" style:family="table">
      <style:table-properties style:width="3.584cm" table:align="margins"/>
    </style:style>
    <style:style style:name="Tabela5.A" style:family="table-column">
      <style:table-column-properties style:column-width="1.559cm" style:rel-column-width="28524*"/>
    </style:style>
    <style:style style:name="Tabela5.B" style:family="table-column">
      <style:table-column-properties style:column-width="2.025cm" style:rel-column-width="37011*"/>
    </style:style>
    <style:style style:name="Tabela5.1" style:family="table-row">
      <style:table-row-properties style:min-row-height="0.787cm"/>
    </style:style>
    <style:style style:name="Tabe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ela5.2" style:family="table-row">
      <style:table-row-properties style:min-row-height="0.737cm"/>
    </style:style>
    <style:style style:name="Tabela5.A2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aRazao" style:family="table">
      <style:table-properties style:width="16.999cm" table:align="margins"/>
    </style:style>
    <style:style style:name="TabelaRazao.A" style:family="table-column">
      <style:table-column-properties style:column-width="16.999cm" style:rel-column-width="65535*"/>
    </style:style>
    <style:style style:name="TabelaRazao.1" style:family="table-row">
      <style:table-row-properties style:min-row-height="0.235cm"/>
    </style:style>
    <style:style style:name="TabelaRazao.A1" style:family="table-cell">
      <style:table-cell-properties fo:background-color="#c0c0c0" fo:padding="0.049cm" fo:border="0.002cm solid #000000">
        <style:background-image/>
      </style:table-cell-properties>
    </style:style>
    <style:style style:name="TabelaRazao.A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background-color="#c0c0c0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0.002cm solid #000000" fo:border-top="none" fo:border-bottom="none"/>
    </style:style>
    <style:style style:name="Tabela2.A3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3.323cm" style:rel-column-width="12814*"/>
    </style:style>
    <style:style style:name="Tabela8.B" style:family="table-column">
      <style:table-column-properties style:column-width="3.029cm" style:rel-column-width="11678*"/>
    </style:style>
    <style:style style:name="Tabela8.C" style:family="table-column">
      <style:table-column-properties style:column-width="3.845cm" style:rel-column-width="14827*"/>
    </style:style>
    <style:style style:name="Tabela8.D" style:family="table-column">
      <style:table-column-properties style:column-width="3.501cm" style:rel-column-width="13501*"/>
    </style:style>
    <style:style style:name="Tabela8.E" style:family="table-column">
      <style:table-column-properties style:column-width="3.298cm" style:rel-column-width="12715*"/>
    </style:style>
    <style:style style:name="Tabela8.A1" style:family="table-cell">
      <style:table-cell-properties fo:background-color="#e6e6e6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8.E1" style:family="table-cell">
      <style:table-cell-properties fo:background-color="#e6e6e6" fo:padding="0.049cm" fo:border="0.002cm solid #000000">
        <style:background-image/>
      </style:table-cell-properties>
    </style:style>
    <style:style style:name="Tabela8.A2" style:family="table-cell">
      <style:table-cell-properties fo:padding="0.049cm" fo:border-left="0.002cm solid #000000" fo:border-right="none" fo:border-top="none" fo:border-bottom="0.002cm solid #000000"/>
    </style:style>
    <style:style style:name="Tabela8.E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7.856cm" style:rel-column-width="30291*"/>
    </style:style>
    <style:style style:name="Tabela6.B" style:family="table-column">
      <style:table-column-properties style:column-width="9.142cm" style:rel-column-width="35244*"/>
    </style:style>
    <style:style style:name="Tabela6.A1" style:family="table-cell">
      <style:table-cell-properties fo:background-color="#cccccc" fo:padding-left="0.011cm" fo:padding-right="0.011cm" fo:padding-top="0.15cm" fo:padding-bottom="0.011cm" fo:border="0.018cm solid #000000">
        <style:background-image/>
      </style:table-cell-properties>
    </style:style>
    <style:style style:name="Tabela6.B1" style:family="table-cell">
      <style:table-cell-properties fo:background-color="#cccccc" fo:padding="0.097cm" fo:border-left="none" fo:border-right="0.018cm solid #000000" fo:border-top="0.018cm solid #000000" fo:border-bottom="0.018cm solid #000000">
        <style:background-image/>
      </style:table-cell-properties>
    </style:style>
    <style:style style:name="Tabela6.A2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ela6.B2" style:family="table-cell">
      <style:table-cell-properties fo:background-color="#ffffff" fo:padding="0.097cm" fo:border="none">
        <style:background-image/>
      </style:table-cell-properties>
    </style:style>
    <style:style style:name="Table2" style:family="table">
      <style:table-properties style:width="7.662cm" table:align="margins"/>
    </style:style>
    <style:style style:name="Table2.A" style:family="table-column">
      <style:table-column-properties style:column-width="3.831cm" style:rel-column-width="32767*"/>
    </style:style>
    <style:style style:name="Table2.B" style:family="table-column">
      <style:table-column-properties style:column-width="3.831cm" style:rel-column-width="32768*"/>
    </style:style>
    <style:style style:name="Table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padding="0.097cm" fo:border="0.002cm solid #000000"/>
    </style:style>
    <style:style style:name="Table1" style:family="table">
      <style:table-properties style:width="8.948cm" table:align="margins"/>
    </style:style>
    <style:style style:name="Table1.A" style:family="table-column">
      <style:table-column-properties style:column-width="5.741cm" style:rel-column-width="42044*"/>
    </style:style>
    <style:style style:name="Table1.B" style:family="table-column">
      <style:table-column-properties style:column-width="3.207cm" style:rel-column-width="23491*"/>
    </style:style>
    <style:style style:name="Tab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padding="0.097cm" fo:border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4.38cm" style:rel-column-width="16885*"/>
    </style:style>
    <style:style style:name="Tabela7.B" style:family="table-column">
      <style:table-column-properties style:column-width="0.254cm" style:rel-column-width="979*"/>
    </style:style>
    <style:style style:name="Tabela7.C" style:family="table-column">
      <style:table-column-properties style:column-width="3.863cm" style:rel-column-width="14892*"/>
    </style:style>
    <style:style style:name="Tabela7.D" style:family="table-column">
      <style:table-column-properties style:column-width="0.346cm" style:rel-column-width="1333*"/>
    </style:style>
    <style:style style:name="Tabela7.E" style:family="table-column">
      <style:table-column-properties style:column-width="3.649cm" style:rel-column-width="14068*"/>
    </style:style>
    <style:style style:name="Tabela7.F" style:family="table-column">
      <style:table-column-properties style:column-width="4.507cm" style:rel-column-width="17378*"/>
    </style:style>
    <style:style style:name="Tabela7.A1.1" style:family="table-row">
      <style:table-row-properties style:min-row-height="0.235cm"/>
    </style:style>
    <style:style style:name="Tabela7.A1.1.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a7.A1.1.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.5pt" fo:font-style="normal" fo:text-shadow="none" style:text-underline-style="none" fo:font-weight="bold" style:font-name-asian="Helvetica" style:font-size-asian="10.5pt" style:font-style-asian="normal" style:font-weight-asian="bold" style:font-name-complex="Helvetica" style:font-size-complex="10.5pt" style:font-style-complex="normal" style:font-weight-complex="bold" style:text-emphasize="none"/>
    </style:style>
    <style:style style:name="P8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.5pt" fo:font-style="normal" fo:text-shadow="none" style:text-underline-style="none" fo:font-weight="normal" style:font-name-asian="Helvetica" style:font-size-asian="10.5pt" style:font-style-asian="normal" style:font-weight-asian="normal" style:font-name-complex="Helvetica" style:font-size-complex="10.5pt" style:font-style-complex="normal" style:font-weight-complex="normal" style:text-emphasize="none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10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7pt" fo:font-style="normal" fo:text-shadow="none" style:text-underline-style="none" fo:font-weight="bold" style:font-name-asian="Helvetica" style:font-size-asian="17pt" style:font-style-asian="normal" style:font-weight-asian="bold" style:font-name-complex="Helvetica" style:font-size-complex="17pt" style:font-style-complex="normal" style:font-weight-complex="bold" style:text-emphasize="none"/>
    </style:style>
    <style:style style:name="P11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8pt" fo:font-style="normal" fo:text-shadow="none" style:text-underline-style="none" fo:font-weight="bold" style:font-name-asian="Helvetica" style:font-size-asian="8pt" style:font-style-asian="normal" style:font-weight-asian="bold" style:font-name-complex="Helvetica" style:font-size-complex="8pt" style:font-style-complex="normal" style:font-weight-complex="bold" style:text-emphasize="none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style:font-name="Arial" fo:font-size="8pt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2" style:family="paragraph" style:parent-style-name="Table_20_Contents">
      <style:paragraph-properties fo:margin-left="0.009cm" fo:margin-right="0.194cm" fo:text-align="center" style:justify-single-word="false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margin-left="0.009cm" fo:margin-right="0.194cm" fo:text-align="start" style:justify-single-word="false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margin-left="0.009cm" fo:margin-right="0.194cm" fo:text-align="end" style:justify-single-word="false" fo:text-indent="0cm" style:auto-text-indent="false" fo:background-color="#e6e6e6">
        <style:background-image/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ReportHeader">
        <text:p text:style-name="P1"/>
      </text:section>
      <text:section text:style-name="Sect1" text:name="PageHeader"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12"/>
            </table:table-cell>
            <table:table-cell>
              <table:table table:is-sub-table="true">
                <table:table-column table:style-name="Tabela4.B1.1"/>
                <table:table-column table:style-name="Tabela4.B1.2"/>
                <table:table-row>
                  <table:table-cell>
                    <table:table table:is-sub-table="true">
                      <table:table-column table:style-name="Tabela4.B1.1"/>
                      <table:table-row table:style-name="Tabela4.B1.1.1.1">
                        <table:table-cell table:style-name="Tabela4.B1.1.1.1.1" office:value-type="string">
                          <text:p text:style-name="P7">Estado da [IE.prefeitura_uf]</text:p>
                        </table:table-cell>
                      </table:table-row>
                      <table:table-row table:style-name="Tabela4.B1.1.1.2">
                        <table:table-cell table:style-name="Tabela4.B1.1.1.1.2" office:value-type="string">
                          <text:p text:style-name="P8">[IE.prefeitura_nome]</text:p>
                        </table:table-cell>
                      </table:table-row>
                      <table:table-row>
                        <table:table-cell table:style-name="Tabela4.B1.1.1.1.2" office:value-type="string">
                          <text:p text:style-name="P9"><text:span text:style-name="T1">CNPJ</text:span> [IE.prefeitura_cnpj]</text:p>
                        </table:table-cell>
                      </table:table-row>
                    </table:table>
                  </table:table-cell>
                  <table:table-cell table:style-name="Tabela4.B1.2.1" office:value-type="string">
                    <table:table table:name="Tabela5" table:style-name="Tabela5">
                      <table:table-column table:style-name="Tabela5.A"/>
                      <table:table-column table:style-name="Tabela5.B"/>
                      <table:table-row table:style-name="Tabela5.1">
                        <table:table-cell table:style-name="Tabela5.A1" office:value-type="string">
                          <text:p text:style-name="P13">Número</text:p>
                        </table:table-cell>
                        <table:table-cell table:style-name="Tabela5.B1" office:value-type="string">
                          <text:p text:style-name="P2">[IE.num_alvara]</text:p>
                        </table:table-cell>
                      </table:table-row>
                      <table:table-row table:style-name="Tabela5.2">
                        <table:table-cell table:style-name="Tabela5.A2" office:value-type="string">
                          <text:p text:style-name="P13">Exercício</text:p>
                        </table:table-cell>
                        <table:table-cell table:style-name="Tabela5.B2" office:value-type="string">
                          <text:p text:style-name="P2">[IE.exercicio]</text:p>
                        </table:table-cell>
                      </table:table-row>
                    </table:table>
                    <text:p text:style-name="P12"/>
                  </table:table-cell>
                </table:table-row>
                <table:table-row>
                  <table:table-cell table:style-name="Tabela4.B1.1.2" table:number-columns-spanned="2" office:value-type="string">
                    <text:p text:style-name="P10">ALVARÁ de Licença para Ambulantes e Outros</text:p>
                  </table:table-cell>
                  <table:covered-table-cell/>
                </table:table-row>
              </table:table>
            </table:table-cell>
          </table:table-row>
        </table:table>
        <text:p text:style-name="P3"/>
        <table:table table:name="TabelaRazao" table:style-name="TabelaRazao">
          <table:table-column table:style-name="TabelaRazao.A"/>
          <table:table-row table:style-name="TabelaRazao.1">
            <table:table-cell table:style-name="TabelaRazao.A1" office:value-type="string">
              <text:p text:style-name="P20">Nome / Razão Social</text:p>
            </table:table-cell>
          </table:table-row>
          <table:table-row>
            <table:table-cell table:style-name="TabelaRazao.A2" office:value-type="string">
              <text:p text:style-name="P21">[IE.razao_social]</text:p>
            </table:table-cell>
          </table:table-row>
        </table:table>
        <text:p text:style-name="P3"/>
        <table:table table:name="Tabela2" table:style-name="Tabela2">
          <table:table-column table:style-name="Tabela2.A"/>
          <table:table-row>
            <table:table-cell table:style-name="Tabela2.A1" office:value-type="string">
              <text:p text:style-name="P20">Endereço</text:p>
            </table:table-cell>
          </table:table-row>
          <table:table-row>
            <table:table-cell table:style-name="Tabela2.A2" office:value-type="string">
              <text:p text:style-name="P4">[IE.rua]</text:p>
            </table:table-cell>
          </table:table-row>
          <table:table-row>
            <table:table-cell table:style-name="Tabela2.A3" office:value-type="string">
              <text:p text:style-name="P4">[IE.cidade]</text:p>
            </table:table-cell>
          </table:table-row>
        </table:table>
        <text:p text:style-name="P3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column table:style-name="Tabela8.E"/>
          <table:table-row>
            <table:table-cell table:style-name="Tabela8.A1" office:value-type="string">
              <text:p text:style-name="P14">CNPJ / CPF</text:p>
            </table:table-cell>
            <table:table-cell table:style-name="Tabela8.A1" office:value-type="string">
              <text:p text:style-name="P14">RG</text:p>
            </table:table-cell>
            <table:table-cell table:style-name="Tabela8.A1" office:value-type="string">
              <text:p text:style-name="P14"/>
            </table:table-cell>
            <table:table-cell table:style-name="Tabela8.A1" office:value-type="string">
              <text:p text:style-name="P14">Data de Início</text:p>
            </table:table-cell>
            <table:table-cell table:style-name="Tabela8.E1" office:value-type="string">
              <text:p text:style-name="P14">Data de Término</text:p>
            </table:table-cell>
          </table:table-row>
          <table:table-row>
            <table:table-cell table:style-name="Tabela8.A2" office:value-type="string">
              <text:p text:style-name="P4">[IE.cnpj_cpf]</text:p>
            </table:table-cell>
            <table:table-cell table:style-name="Tabela8.A2" office:value-type="string">
              <text:p text:style-name="P4">[IE.rg]</text:p>
            </table:table-cell>
            <table:table-cell table:style-name="Tabela8.A2" office:value-type="string">
              <text:p text:style-name="P4"/>
            </table:table-cell>
            <table:table-cell table:style-name="Tabela8.A2" office:value-type="string">
              <text:p text:style-name="P22">[IE.inicio_licenca]</text:p>
            </table:table-cell>
            <table:table-cell table:style-name="Tabela8.E2" office:value-type="string">
              <text:p text:style-name="P22">[IE.termino_licenca]</text:p>
            </table:table-cell>
          </table:table-row>
        </table:table>
        <text:p text:style-name="P3"/>
        <text:section text:style-name="Sect1" text:name="Data">
          <table:table table:name="Tabela6" table:style-name="Tabela6">
            <table:table-column table:style-name="Tabela6.A"/>
            <table:table-column table:style-name="Tabela6.B"/>
            <table:table-row>
              <table:table-cell table:style-name="Tabela6.A1" office:value-type="string">
                <text:p text:style-name="P14">ATRIBUTOS DA LICENÇA</text:p>
              </table:table-cell>
              <table:table-cell table:style-name="Tabela6.B1" office:value-type="string">
                <text:p text:style-name="P25">ELEMENTOS DA LICENÇA</text:p>
              </table:table-cell>
            </table:table-row>
            <table:table-row>
              <table:table-cell table:style-name="Tabela6.A2" office:value-type="string">
                <table:table table:name="Table2" table:style-name="Table2">
                  <table:table-column table:style-name="Table2.A"/>
                  <table:table-column table:style-name="Table2.B"/>
                  <table:table-row>
                    <table:table-cell table:style-name="Table2.A1" office:value-type="string">
                      <text:p text:style-name="P24">[AtE.nom_atributo;block=table:table-row]:</text:p>
                    </table:table-cell>
                    <table:table-cell table:style-name="Table2.B1" office:value-type="string">
                      <text:p text:style-name="P23">[AtE.valor;block=table:table-row]</text:p>
                    </table:table-cell>
                  </table:table-row>
                </table:table>
              </table:table-cell>
              <table:table-cell table:style-name="Tabela6.B2" office:value-type="string">
                <table:table table:name="Table1" table:style-name="Table1">
                  <table:table-column table:style-name="Table1.A"/>
                  <table:table-column table:style-name="Table1.B"/>
                  <table:table-row>
                    <table:table-cell table:style-name="Table1.A1" office:value-type="string">
                      <text:p text:style-name="P24">[AtL.nom_atributo;block=table:table-row]:</text:p>
                    </table:table-cell>
                    <table:table-cell table:style-name="Table1.B1" office:value-type="string">
                      <text:p text:style-name="P23">[AtL.valor;block=table:table-row]</text:p>
                    </table:table-cell>
                  </table:table-row>
                </table:table>
                <text:p text:style-name="P23"/>
              </table:table-cell>
            </table:table-row>
          </table:table>
          <text:p text:style-name="P3"/>
        </text:section>
      </text:section>
      <text:section text:style-name="Sect1" text:name="PageFooter"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P15">Restrições</text:p>
            </table:table-cell>
          </table:table-row>
          <table:table-row>
            <table:table-cell table:style-name="Tabela1.A2" office:value-type="string">
              <text:p text:style-name="P17">[IE.observacao]</text:p>
            </table:table-cell>
          </table:table-row>
          <table:table-row>
            <table:table-cell table:style-name="Tabela1.A3" office:value-type="string">
              <text:p text:style-name="P11"><text:span text:style-name="T2">AVISO</text:span><text:line-break/><text:span text:style-name="T3">O PRESENTE ALVARÁ DEVERÁ SER AFIXADO EM LUGAR VÍSÍVEL</text:span></text:p>
            </table:table-cell>
          </table:table-row>
        </table:table>
        <text:p text:style-name="P26"><text:line-break/></text:p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column table:style-name="Tabela7.E"/>
          <table:table-column table:style-name="Tabela7.F"/>
          <table:table-row>
            <table:table-cell>
              <table:table table:is-sub-table="true">
                <table:table-column table:style-name="Tabela7.A"/>
                <table:table-row table:style-name="Tabela7.A1.1">
                  <table:table-cell table:style-name="Tabela7.A1.1.1" office:value-type="string">
                    <text:p text:style-name="P16"/>
                  </table:table-cell>
                </table:table-row>
                <table:table-row>
                  <table:table-cell table:style-name="Tabela7.A1.1.2" office:value-type="string">
                    <text:p text:style-name="P5">[IE.usuario]</text:p>
                  </table:table-cell>
                </table:table-row>
              </table:table>
            </table:table-cell>
            <table:table-cell table:style-name="Tabela7.A1.1.2" office:value-type="string">
              <text:p text:style-name="P16"/>
            </table:table-cell>
            <table:table-cell>
              <table:table table:is-sub-table="true">
                <table:table-column table:style-name="Tabela7.C"/>
                <table:table-row table:style-name="Tabela7.A1.1">
                  <table:table-cell table:style-name="Tabela7.A1.1.1" office:value-type="string">
                    <text:p text:style-name="P16"/>
                  </table:table-cell>
                </table:table-row>
                <table:table-row>
                  <table:table-cell table:style-name="Tabela7.A1.1.2" office:value-type="string">
                    <text:p text:style-name="P5">[IE.diretor_tributos]</text:p>
                  </table:table-cell>
                </table:table-row>
              </table:table>
            </table:table-cell>
            <table:table-cell table:style-name="Tabela7.A1.1.2" office:value-type="string">
              <text:p text:style-name="P16"/>
            </table:table-cell>
            <table:table-cell>
              <table:table table:is-sub-table="true">
                <table:table-column table:style-name="Tabela7.E"/>
                <table:table-row table:style-name="Tabela7.A1.1">
                  <table:table-cell table:style-name="Tabela7.A1.1.1" office:value-type="string">
                    <text:p text:style-name="P18">[IE.data_emissao]</text:p>
                  </table:table-cell>
                </table:table-row>
                <table:table-row>
                  <table:table-cell table:style-name="Tabela7.A1.1.2" office:value-type="string">
                    <text:p text:style-name="P6">Data Emissão</text:p>
                  </table:table-cell>
                </table:table-row>
              </table:table>
            </table:table-cell>
            <table:table-cell table:style-name="Tabela7.A1.1.2" office:value-type="string">
              <text:p text:style-name="P19"/>
            </table:table-cell>
          </table:table-row>
        </table:table>
        <text:p text:style-name="P27"/>
        <text:p text:style-name="P27"/>
        <text:p text:style-name="P27"/>
        <text:p text:style-name="P28">[IE.prefeitura_nome]</text:p>
        <text:p text:style-name="P28">[IE.prefeitura_endereco], [IE.prefeitura_municipio]/[IE.prefeitura_uf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escription>Putz isso é um teste

{AGATA::ENGINE=2}{AGATA::OUTRO=10}
{AGATA::TESTE=blablabal}</dc:description>
    <meta:initial-creator>Jamiel Spezia</meta:initial-creator>
    <meta:creation-date>2006-04-10T16:48:00</meta:creation-date>
    <dc:creator>Fernando Cercato</dc:creator>
    <dc:date>2009-02-05T15:04:03</dc:date>
    <dc:language>pt-BR</dc:language>
    <meta:editing-cycles>588</meta:editing-cycles>
    <meta:editing-duration>P1DT19H17M49S</meta:editing-duration>
    <meta:user-defined meta:name="Info 1"/>
    <meta:user-defined meta:name="Info 2"/>
    <meta:user-defined meta:name="Info 3"/>
    <meta:user-defined meta:name="Info 4"/>
    <meta:document-statistic meta:table-count="10" meta:image-count="0" meta:object-count="0" meta:page-count="1" meta:paragraph-count="37" meta:word-count="100" meta:character-count="747"/>
  </office:meta>
</office:document-meta>
</file>